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1" fo:font-size="36pt" fo:text-shadow="1pt 1pt" style:font-size-asian="36pt" style:font-size-complex="36pt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text-align="center" fo:text-indent="0cm"/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.318cm" fo:margin-right="0cm" fo:text-indent="0cm"/>
    </style:style>
    <style:style style:name="P12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8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9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10" style:family="text">
      <style:text-properties fo:color="#ffffff" style:font-name="Segoe UI1" fo:font-size="26pt" fo:text-shadow="1pt 1pt" style:font-size-asian="26pt" style:font-size-complex="26pt"/>
    </style:style>
    <style:style style:name="T11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YMN #616</text:span></text:p>
            <text:p text:style-name="P1"><text:span text:style-name="T2">“</text:span><text:span text:style-name="T2">Baptismal Waters Cover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1.</text:span><text:span text:style-name="T4"> </text:span><text:span text:style-name="T5">Baptismal waters cover me</text:span><text:span text:style-name="T5"><text:line-break/></text:span><text:span text:style-name="T5">As I approach on bended knee;</text:span><text:span text:style-name="T5"><text:line-break/></text:span><text:span text:style-name="T5">My Father’s mercy here I plead,</text:span><text:span text:style-name="T5"><text:line-break/></text:span><text:span text:style-name="T5">For grievous sins of thought and d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4.892cm" svg:height="7.011cm" svg:x="1.778cm" svg:y="0.863cm">
          <draw:text-box>
            <text:p text:style-name="P6"><text:span text:style-name="T3">2.</text:span><text:span text:style-name="T6"> </text:span><text:span text:style-name="T5">I look to Christ upon the tree,</text:span></text:p>
            <text:p text:style-name="P6"><text:span text:style-name="T5">His body broken there for me;</text:span></text:p>
            <text:p text:style-name="P6"><text:span text:style-name="T5">I lay before Him all my sin,</text:span></text:p>
            <text:p text:style-name="P6"><text:span text:style-name="T5">My darkest secrets from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10" draw:layer="layout" svg:width="25.654cm" svg:height="7.011cm" svg:x="1.27cm" svg:y="0.508cm">
          <draw:text-box>
            <text:p text:style-name="P8"><text:span text:style-name="T3">3. </text:span><text:span text:style-name="T5">Lord, may Your wounded hand impart</text:span></text:p>
            <text:p text:style-name="P9"><text:span text:style-name="T5">Your healing to my broken heart;</text:span></text:p>
            <text:p text:style-name="P9"><text:span text:style-name="T5">Your love alone can form in me</text:span></text:p>
            <text:p text:style-name="P9"><text:span text:style-name="T5">A heart that serves You joyfu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5.654cm" svg:height="6.866cm" svg:x="1.27cm" svg:y="0.762cm">
          <draw:text-box>
            <text:p text:style-name="P4"><text:span text:style-name="T4">4. </text:span><text:span text:style-name="T7">From Your own mouth comes forth a word;</text:span></text:p>
            <text:p text:style-name="P4"><text:span text:style-name="T8">Your shepherd speaks, but You are heard;</text:span></text:p>
            <text:p text:style-name="P4"><text:span text:style-name="T9">Through him Your hand now stretches out,</text:span></text:p>
            <text:p text:style-name="P4"><text:span text:style-name="T5">Forgiving sin, destroying doub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12" draw:layer="layout" svg:width="24.892cm" svg:height="14.43cm" svg:x="1.524cm" svg:y="1.016cm">
          <draw:text-box>
            <text:p text:style-name="P1"><text:span text:style-name="T4">5. </text:span><text:span text:style-name="T5">Baptismal waters cover me;</text:span><text:span text:style-name="T5"><text:line-break/></text:span><text:span text:style-name="T5">Christ’s wounded hand has set me free.</text:span><text:span text:style-name="T5"><text:line-break/></text:span><text:span text:style-name="T5">Held in my Father’s strong embrace,</text:span><text:span text:style-name="T5"><text:line-break/></text:span><text:span text:style-name="T5">With joy I praise Him for His grace.</text:span></text:p>
            <text:p text:style-name="P11"><text:span text:style-name="T10"><text:line-break/></text:span><text:span text:style-name="T10"/></text:p>
            <text:p text:style-name="P11"><text:span text:style-name="T11">© 2003 Kurt E. Reinhardt.</text:span></text:p>
            <text:p text:style-name="P11"><text:span text:style-name="T11">Used by permission:</text:span></text:p>
            <text:p text:style-name="P11"><text:span text:style-name="T11">LSB Hymn License</text:span></text:p>
            <text:p text:style-name="P11"><text:span text:style-name="T11">.NET, no. 100011038.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19:42:34.853000000</meta:creation-date>
    <dc:title>Hymn template</dc:title>
    <meta:editing-duration>PT14M29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4T15:12:47.430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3-20T19:42:34.495000000"/>
  </office:meta>
</office:document-meta>
</file>